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646in" table:align="left"/>
    </style:style>
    <style:style style:name="Table1.A" style:family="table-column">
      <style:table-column-properties style:column-width="0.459in"/>
    </style:style>
    <style:style style:name="Table1.B" style:family="table-column">
      <style:table-column-properties style:column-width="0.6451in"/>
    </style:style>
    <style:style style:name="Table1.C" style:family="table-column">
      <style:table-column-properties style:column-width="0.66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3d446" officeooo:paragraph-rsid="0003d446"/>
    </style:style>
    <style:style style:name="P2" style:family="paragraph" style:parent-style-name="Standard">
      <style:text-properties officeooo:rsid="0005fcb5" officeooo:paragraph-rsid="0005fcb5"/>
    </style:style>
    <style:style style:name="P3" style:family="paragraph" style:parent-style-name="Standard">
      <style:text-properties officeooo:rsid="0005fcb5" officeooo:paragraph-rsid="0005fcb5"/>
    </style:style>
    <style:style style:name="P4" style:family="paragraph" style:parent-style-name="Standard">
      <style:text-properties officeooo:rsid="00080165" officeooo:paragraph-rsid="00080165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3d446" officeooo:paragraph-rsid="0003d44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d446" officeooo:paragraph-rsid="0003d44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fcb5" officeooo:paragraph-rsid="0005fc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c5f21" officeooo:paragraph-rsid="000c5f21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0165" officeooo:paragraph-rsid="0008016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80165" officeooo:paragraph-rsid="00080165"/>
    </style:style>
    <style:style style:name="P12" style:family="paragraph" style:parent-style-name="Text_20_body" style:list-style-name="L3"/>
    <style:style style:name="P13" style:family="paragraph" style:parent-style-name="Text_20_body" style:list-style-name="L12">
      <style:text-properties officeooo:rsid="00080165" officeooo:paragraph-rsid="00080165"/>
    </style:style>
    <style:style style:name="P14" style:family="paragraph" style:parent-style-name="Text_20_body">
      <style:text-properties officeooo:paragraph-rsid="0005fcb5"/>
    </style:style>
    <style:style style:name="P15" style:family="paragraph" style:parent-style-name="Text_20_body" style:list-style-name="L12"/>
    <style:style style:name="P16" style:family="paragraph" style:parent-style-name="Text_20_body" style:list-style-name="L12">
      <style:text-properties officeooo:rsid="000c5f21" officeooo:paragraph-rsid="000c5f21"/>
    </style:style>
    <style:style style:name="T1" style:family="text">
      <style:text-properties officeooo:rsid="000c5f21"/>
    </style:style>
    <style:style style:name="T2" style:family="text">
      <style:text-properties fo:font-weight="bold" officeooo:rsid="000735f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5f21" style:font-weight-asian="normal" style:font-weight-complex="normal"/>
    </style:style>
    <style:style style:name="T5" style:family="text">
      <style:text-properties fo:font-weight="normal" officeooo:rsid="000e6fc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tchnorm before relu</text:p>
      <text:p text:style-name="Standard">/home/ibab/Machine_Learning/.venv/bin/python /home/ibab/Deep_Learning_Labs/lab10/DL_Lab10_FFN.py </text:p>
      <text:p text:style-name="Standard">Original shape: (10463, 462)</text:p>
      <text:p text:style-name="Standard">Input data(landmark) shape: (462, 943)</text:p>
      <text:p text:style-name="Standard">Output data(target) shape: (462, 9520)</text:p>
      <text:p text:style-name="Standard">462</text:p>
      <text:p text:style-name="Standard">Epoch 100/1000, Training Loss: 2036.2618</text:p>
      <text:p text:style-name="Standard">Epoch 200/1000, Training Loss: 865.7452</text:p>
      <text:p text:style-name="Standard">Epoch 300/1000, Training Loss: 584.7555</text:p>
      <text:p text:style-name="Standard">Epoch 400/1000, Training Loss: 501.5042</text:p>
      <text:p text:style-name="Standard">Epoch 500/1000, Training Loss: 439.3285</text:p>
      <text:p text:style-name="Standard">Epoch 600/1000, Training Loss: 423.8748</text:p>
      <text:p text:style-name="Standard">Epoch 700/1000, Training Loss: 416.8407</text:p>
      <text:p text:style-name="Standard">Epoch 800/1000, Training Loss: 399.2975</text:p>
      <text:p text:style-name="Standard">Epoch 900/1000, Training Loss: 379.6279</text:p>
      <text:p text:style-name="Standard">Epoch 1000/1000, Training Loss: 379.1832</text:p>
      <text:p text:style-name="Standard">Validation Loss: 1732.7011</text:p>
      <text:p text:style-name="Standard">Test Loss: 1296.0217</text:p>
      <text:p text:style-name="Standard"/>
      <text:p text:style-name="Standard">Process finished with exit code 0</text:p>
      <text:p text:style-name="Standard"/>
      <text:p text:style-name="Standard"/>
      <text:p text:style-name="P6"/>
      <text:p text:style-name="P7"><text:span text:style-name="T1">B</text:span>atchnorm after <text:span text:style-name="T1">Relu</text:span></text:p>
      <text:p text:style-name="P1">/home/ibab/Machine_Learning/.venv/bin/python /home/ibab/Deep_Learning_Labs/lab10/DL_Lab10_FFN.py </text:p>
      <text:p text:style-name="P1">Original shape: (10463, 462)</text:p>
      <text:p text:style-name="P1">Input data(landmark) shape: (462, 943)</text:p>
      <text:p text:style-name="P1">Output data(target) shape: (462, 9520)</text:p>
      <text:p text:style-name="P1">462</text:p>
      <text:p text:style-name="P1">Epoch 100/1000, Training Loss: 1267.8615</text:p>
      <text:p text:style-name="P1">Epoch 200/1000, Training Loss: 664.4212</text:p>
      <text:p text:style-name="P1">Epoch 300/1000, Training Loss: 473.6973</text:p>
      <text:p text:style-name="P1">Epoch 400/1000, Training Loss: 437.6077</text:p>
      <text:p text:style-name="P1">Epoch 500/1000, Training Loss: 421.4812</text:p>
      <text:p text:style-name="P1">Epoch 600/1000, Training Loss: 371.9151</text:p>
      <text:p text:style-name="P1">Epoch 700/1000, Training Loss: 356.8926</text:p>
      <text:p text:style-name="P1">Epoch 800/1000, Training Loss: 353.3967</text:p>
      <text:p text:style-name="P1">Epoch 900/1000, Training Loss: 367.8783</text:p>
      <text:p text:style-name="P1">Epoch 1000/1000, Training Loss: 340.7116</text:p>
      <text:p text:style-name="P1">Validation Loss: 1732.9345</text:p>
      <text:p text:style-name="P1">Test Loss: 1331.7407</text:p>
      <text:p text:style-name="P1"/>
      <text:p text:style-name="P1">Process finished with exit code 0</text:p>
      <text:p text:style-name="P1"/>
      <text:p text:style-name="P1"/>
      <text:p text:style-name="P1"/>
      <text:p text:style-name="P8"><text:span text:style-name="T1">H</text:span>yperparamter <text:span text:style-name="T1">T</text:span>uning <text:span text:style-name="T1">(lr-Learning Rate,dropout_prob-Dropout Probability)</text:span></text:p>
      <text:p text:style-name="P2">/home/ibab/Machine_Learning/.venv/bin/python /home/ibab/Deep_Learning_Labs/lab10/DL_Lab10_FFN.py </text:p>
      <text:p text:style-name="P2">==================================================</text:p>
      <text:p text:style-name="P2"><text:soft-page-break/>Tuning with lr=0.01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945.0121</text:p>
      <text:p text:style-name="P2">Epoch 200/1000, Training Loss: 561.4217</text:p>
      <text:p text:style-name="P2">Epoch 300/1000, Training Loss: 455.2613</text:p>
      <text:p text:style-name="P2">Epoch 400/1000, Training Loss: 428.6166</text:p>
      <text:p text:style-name="P2">Epoch 500/1000, Training Loss: 388.8217</text:p>
      <text:p text:style-name="P2">Epoch 600/1000, Training Loss: 381.2570</text:p>
      <text:p text:style-name="P2">Epoch 700/1000, Training Loss: 390.7099</text:p>
      <text:p text:style-name="P2">Epoch 800/1000, Training Loss: 384.8721</text:p>
      <text:p text:style-name="P2">Epoch 900/1000, Training Loss: 371.3734</text:p>
      <text:p text:style-name="P2">Epoch 1000/1000, Training Loss: 379.4243</text:p>
      <text:p text:style-name="P2">==================================================</text:p>
      <text:p text:style-name="P2">Tuning with lr=0.01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224.5480</text:p>
      <text:p text:style-name="P2">Epoch 200/1000, Training Loss: 858.9004</text:p>
      <text:p text:style-name="P2">Epoch 300/1000, Training Loss: 784.3170</text:p>
      <text:p text:style-name="P2">Epoch 400/1000, Training Loss: 668.3578</text:p>
      <text:p text:style-name="P2">Epoch 500/1000, Training Loss: 680.1583</text:p>
      <text:p text:style-name="P2">Epoch 600/1000, Training Loss: 686.0909</text:p>
      <text:p text:style-name="P2">Epoch 700/1000, Training Loss: 664.3783</text:p>
      <text:p text:style-name="P2">Epoch 800/1000, Training Loss: 642.1187</text:p>
      <text:p text:style-name="P2">Epoch 900/1000, Training Loss: 609.3255</text:p>
      <text:p text:style-name="P2">Epoch 1000/1000, Training Loss: 586.5241</text:p>
      <text:p text:style-name="P2">==================================================</text:p>
      <text:p text:style-name="P2">Tuning with lr=0.005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604.9618</text:p>
      <text:p text:style-name="P2">Epoch 200/1000, Training Loss: 827.6748</text:p>
      <text:p text:style-name="P2">Epoch 300/1000, Training Loss: 574.6489</text:p>
      <text:p text:style-name="P2">Epoch 400/1000, Training Loss: 495.0362</text:p>
      <text:p text:style-name="P2">Epoch 500/1000, Training Loss: 443.8419</text:p>
      <text:p text:style-name="P2">Epoch 600/1000, Training Loss: 446.7831</text:p>
      <text:p text:style-name="P2">Epoch 700/1000, Training Loss: 401.4605</text:p>
      <text:p text:style-name="P2">Epoch 800/1000, Training Loss: 393.3358</text:p>
      <text:p text:style-name="P2">Epoch 900/1000, Training Loss: 367.0266</text:p>
      <text:p text:style-name="P2">Epoch 1000/1000, Training Loss: 365.1277</text:p>
      <text:p text:style-name="P2">==================================================</text:p>
      <text:p text:style-name="P2">Tuning with lr=0.005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2018.3597</text:p>
      <text:p text:style-name="P2">Epoch 200/1000, Training Loss: 1067.4304</text:p>
      <text:p text:style-name="P2">Epoch 300/1000, Training Loss: 863.1521</text:p>
      <text:p text:style-name="P2"><text:soft-page-break/>Epoch 400/1000, Training Loss: 743.2219</text:p>
      <text:p text:style-name="P2">Epoch 500/1000, Training Loss: 682.4494</text:p>
      <text:p text:style-name="P2">Epoch 600/1000, Training Loss: 676.2766</text:p>
      <text:p text:style-name="P2">Epoch 700/1000, Training Loss: 661.9792</text:p>
      <text:p text:style-name="P2">Epoch 800/1000, Training Loss: 631.7712</text:p>
      <text:p text:style-name="P2">Epoch 900/1000, Training Loss: 582.9527</text:p>
      <text:p text:style-name="P2">Epoch 1000/1000, Training Loss: 618.4868</text:p>
      <text:p text:style-name="P2">==================================================</text:p>
      <text:p text:style-name="P2">Tuning with lr=0.001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5559.4102</text:p>
      <text:p text:style-name="P2">Epoch 200/1000, Training Loss: 4970.0831</text:p>
      <text:p text:style-name="P2">Epoch 300/1000, Training Loss: 2105.1645</text:p>
      <text:p text:style-name="P2">Epoch 400/1000, Training Loss: 1641.1696</text:p>
      <text:p text:style-name="P2">Epoch 500/1000, Training Loss: 1271.8796</text:p>
      <text:p text:style-name="P2">Epoch 600/1000, Training Loss: 1004.7809</text:p>
      <text:p text:style-name="P2">Epoch 700/1000, Training Loss: 785.9089</text:p>
      <text:p text:style-name="P2">Epoch 800/1000, Training Loss: 672.6128</text:p>
      <text:p text:style-name="P2">Epoch 900/1000, Training Loss: 568.1039</text:p>
      <text:p text:style-name="P2">Epoch 1000/1000, Training Loss: 510.1393</text:p>
      <text:p text:style-name="P2">==================================================</text:p>
      <text:p text:style-name="P2">Tuning with lr=0.001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6006.2904</text:p>
      <text:p text:style-name="P2">Epoch 200/1000, Training Loss: 5176.9900</text:p>
      <text:p text:style-name="P2">Epoch 300/1000, Training Loss: 2260.2042</text:p>
      <text:p text:style-name="P2">Epoch 400/1000, Training Loss: 1842.5700</text:p>
      <text:p text:style-name="P2">Epoch 500/1000, Training Loss: 1523.7811</text:p>
      <text:p text:style-name="P2">Epoch 600/1000, Training Loss: 1352.2852</text:p>
      <text:p text:style-name="P2">Epoch 700/1000, Training Loss: 1105.7202</text:p>
      <text:p text:style-name="P2">Epoch 800/1000, Training Loss: 957.2029</text:p>
      <text:p text:style-name="P2">Epoch 900/1000, Training Loss: 890.8816</text:p>
      <text:p text:style-name="P2">Epoch 1000/1000, Training Loss: 805.8547</text:p>
      <text:p text:style-name="P2"/>
      <text:p text:style-name="P2">Hyperparameter tuning results:</text:p>
      <text:p text:style-name="P2"><text:s text:c="6"/>lr <text:s/>dropout <text:s text:c="4"/>val_loss</text:p>
      <text:p text:style-name="P2">0 <text:s/>0.010 <text:s text:c="5"/>0.3 <text:s/>1269.926312</text:p>
      <text:p text:style-name="P2">1 <text:s/>0.010 <text:s text:c="5"/>0.5 <text:s/>1373.385965</text:p>
      <text:p text:style-name="P2">2 <text:s/>0.005 <text:s text:c="5"/>0.3 <text:s/>2138.958034</text:p>
      <text:p text:style-name="P2">3 <text:s/>0.005 <text:s text:c="5"/>0.5 <text:s/>1562.644744</text:p>
      <text:p text:style-name="P2">4 <text:s/>0.001 <text:s text:c="5"/>0.3 <text:s/>1946.461144</text:p>
      <text:p text:style-name="P2">5 <text:s/>0.001 <text:s text:c="5"/>0.5 <text:s/>1369.253715</text:p>
      <text:p text:style-name="P2"/>
      <text:p text:style-name="P2">Best hyperparameters: lr=0.01, dropout=0.3</text:p>
      <text:p text:style-name="P2"/>
      <text:p text:style-name="P2">Final evaluation on test set:</text:p>
      <text:p text:style-name="P2">Original shape: (10463, 462)</text:p>
      <text:p text:style-name="P2">Input data(landmark) shape: (462, 943)</text:p>
      <text:p text:style-name="P2"><text:soft-page-break/>Output data(target) shape: (462, 9520)</text:p>
      <text:p text:style-name="P2">Epoch 100/1000, Training Loss: 980.6619</text:p>
      <text:p text:style-name="P2">Epoch 200/1000, Training Loss: 546.0997</text:p>
      <text:p text:style-name="P2">Epoch 300/1000, Training Loss: 473.3755</text:p>
      <text:p text:style-name="P2">Epoch 400/1000, Training Loss: 427.5102</text:p>
      <text:p text:style-name="P2">Epoch 500/1000, Training Loss: 405.5704</text:p>
      <text:p text:style-name="P2">Epoch 600/1000, Training Loss: 426.2359</text:p>
      <text:p text:style-name="P2">Epoch 700/1000, Training Loss: 399.2144</text:p>
      <text:p text:style-name="P2">Epoch 800/1000, Training Loss: 371.5286</text:p>
      <text:p text:style-name="P2">Epoch 900/1000, Training Loss: 390.1351</text:p>
      <text:p text:style-name="P2">Epoch 1000/1000, Training Loss: 369.1394</text:p>
      <text:p text:style-name="P2">Test Loss: 1771.2796</text:p>
      <text:p text:style-name="P2"/>
      <text:p text:style-name="P2">Process finished with exit code 0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r</text:p>
            </table:table-cell>
            <table:table-cell table:style-name="Table1.A1" office:value-type="string">
              <text:p text:style-name="Table_20_Heading">dropout</text:p>
            </table:table-cell>
            <table:table-cell table:style-name="Table1.A1" office:value-type="string">
              <text:p text:style-name="Table_20_Heading">val_loss</text:p>
            </table:table-cell>
          </table:table-row>
        </table:table-header-rows>
        <table:table-row>
          <table:table-cell table:style-name="Table1.A1" office:value-type="string">
            <text:p text:style-name="Table_20_Contents">0.01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1269.93</text:p>
          </table:table-cell>
        </table:table-row>
        <table:table-row>
          <table:table-cell table:style-name="Table1.A1" office:value-type="string">
            <text:p text:style-name="Table_20_Contents">0.01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373.39</text:p>
          </table:table-cell>
        </table:table-row>
        <table:table-row>
          <table:table-cell table:style-name="Table1.A1" office:value-type="string">
            <text:p text:style-name="Table_20_Contents">0.005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2138.96</text:p>
          </table:table-cell>
        </table:table-row>
        <table:table-row>
          <table:table-cell table:style-name="Table1.A1" office:value-type="string">
            <text:p text:style-name="Table_20_Contents">0.005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562.64</text:p>
          </table:table-cell>
        </table:table-row>
        <table:table-row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1946.46</text:p>
          </table:table-cell>
        </table:table-row>
        <table:table-row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369.25</text:p>
          </table:table-cell>
        </table:table-row>
      </table:table>
      <text:p text:style-name="Text_20_body">Observations:</text:p>
      <text:list text:style-name="L3">
        <text:list-item>
          <text:p text:style-name="P12">High learning rate (0.01) performs better than lower learning rates for this dataset.</text:p>
        </text:list-item>
        <text:list-item>
          <text:p text:style-name="P12">Lower dropout (0.3) generally performs better than 0.5, except at lr=0.001.</text:p>
        </text:list-item>
      </text:list>
      <text:p text:style-name="Text_20_body">Best combination: <text:span text:style-name="Source_20_Text">lr=0.01, dropout=0.3</text:span> → val_loss = 1269.93.</text:p>
      <text:p text:style-name="P2"><text:s/><text:span text:style-name="T2">WITHOUT DROPOUT</text:span></text:p>
      <text:p text:style-name="P2">/home/ibab/Machine_Learning/.venv/bin/python /home/ibab/Deep_Learning_Labs/lab10/DL_Lab10_FFN.py 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683.2459</text:p>
      <text:p text:style-name="P2">Epoch 200/1000, Training Loss: 229.5728</text:p>
      <text:p text:style-name="P2">Epoch 300/1000, Training Loss: 145.8185</text:p>
      <text:p text:style-name="P2">Epoch 400/1000, Training Loss: 103.1656</text:p>
      <text:p text:style-name="P2">Epoch 500/1000, Training Loss: 114.0832</text:p>
      <text:p text:style-name="P2">Epoch 600/1000, Training Loss: 91.0540</text:p>
      <text:p text:style-name="P2">Epoch 700/1000, Training Loss: 74.5155</text:p>
      <text:p text:style-name="P2">Epoch 800/1000, Training Loss: 77.0471</text:p>
      <text:p text:style-name="P2">Epoch 900/1000, Training Loss: 61.2644</text:p>
      <text:p text:style-name="P2">Epoch 1000/1000, Training Loss: 68.0009</text:p>
      <text:p text:style-name="P2">Test Loss: 1874.6065</text:p>
      <text:p text:style-name="P2"/>
      <text:p text:style-name="P2">Process finished with exit code 0</text:p>
      <text:p text:style-name="P2"/>
      <text:p text:style-name="P10">WITHOUT <text:s/>BATHCNORM</text:p>
      <text:p text:style-name="P4"><text:soft-page-break/>/home/ibab/Machine_Learning/.venv/bin/python /home/ibab/Deep_Learning_Labs/lab10/DL_Lab10_FFN.py </text:p>
      <text:p text:style-name="P4">Original shape: (10463, 462)</text:p>
      <text:p text:style-name="P4">Input data(landmark) shape: (462, 943)</text:p>
      <text:p text:style-name="P4">Output data(target) shape: (462, 9520)</text:p>
      <text:p text:style-name="P4">Epoch 100/1000, Training Loss: 2992.1720</text:p>
      <text:p text:style-name="P4">Epoch 200/1000, Training Loss: 2554.3720</text:p>
      <text:p text:style-name="P4">Epoch 300/1000, Training Loss: 2460.5881</text:p>
      <text:p text:style-name="P4">Epoch 400/1000, Training Loss: 2328.5961</text:p>
      <text:p text:style-name="P4">Epoch 500/1000, Training Loss: 2447.2993</text:p>
      <text:p text:style-name="P4">Epoch 600/1000, Training Loss: 2511.4016</text:p>
      <text:p text:style-name="P4">Epoch 700/1000, Training Loss: 2322.2081</text:p>
      <text:p text:style-name="P4">Epoch 800/1000, Training Loss: 2465.8704</text:p>
      <text:p text:style-name="P4">Epoch 900/1000, Training Loss: 2320.1645</text:p>
      <text:p text:style-name="P4">Epoch 1000/1000, Training Loss: 2438.9839</text:p>
      <text:p text:style-name="P4">Test Loss: 4440.8008</text:p>
      <text:p text:style-name="P4"/>
      <text:p text:style-name="P4">Process finished with exit code 0</text:p>
      <text:p text:style-name="P11"/>
      <text:p text:style-name="P9">CONCLUSIONS:</text:p>
      <text:list text:style-name="L12">
        <text:list-item>
          <text:p text:style-name="P13"><text:span text:style-name="Strong_20_Emphasis"><text:span text:style-name="T3">BatchNorm</text:span></text:span><text:span text:style-name="T3">: </text:span><text:span text:style-name="T4">B</text:span><text:span text:style-name="T3">atch normalization significantly stabilizes training and reduces training loss compared to no BatchNorm. Training converges smoothly.</text:span></text:p>
        </text:list-item>
        <text:list-item>
          <text:p text:style-name="P15"><text:span text:style-name="Strong_20_Emphasis"><text:span text:style-name="T3">Dropout</text:span></text:span><text:span text:style-name="T3">: Adding dropout slows down training and increases validation loss slightly; </text:span><text:span text:style-name="T4">we can increase the number of layers and check.</text:span></text:p>
        </text:list-item>
        <text:list-item>
          <text:p text:style-name="P15"><text:span text:style-name="Strong_20_Emphasis"><text:span text:style-name="T3">No Dropout</text:span></text:span><text:span text:style-name="T3">: Training loss drops very fast and reaches very low values, </text:span><text:span text:style-name="T4">so dropout is not explicitly needed in this case</text:span></text:p>
        </text:list-item>
        <text:list-item>
          <text:p text:style-name="P15"><text:span text:style-name="Strong_20_Emphasis"><text:span text:style-name="T3">No BatchNorm</text:span></text:span><text:span text:style-name="T3">: Without batch normalization, the network struggles to converge; training loss remains high and fluctuates showing </text:span><text:span text:style-name="Strong_20_Emphasis"><text:span text:style-name="T3">unstable training and poor generalization</text:span></text:span><text:span text:style-name="T3">.</text:span></text:p>
        </text:list-item>
        <text:list-item>
          <text:p text:style-name="P16"><text:span text:style-name="T3">The performance of the model can be evaluated with evaluation metrics like accuracy,f1-score etc(not included here).</text:span></text:p>
        </text:list-item>
        <text:list-item>
          <text:p text:style-name="P16"><text:span text:style-name="T3">The best hyper para</text:span><text:span text:style-name="T5">m</text:span><text:span text:style-name="T3">eters are lr=0.01 and dropout_prob=0.3(although no dropout works best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4:36:34.896796683</meta:creation-date>
    <dc:date>2025-08-21T14:23:14.471120180</dc:date>
    <meta:editing-duration>PT19H47M36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5" meta:paragraph-count="221" meta:word-count="1022" meta:character-count="8362" meta:non-whitespace-character-count="7509"/>
  </office:meta>
</office:document-meta>
</file>